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</office:automatic-styles>
  <office:body>
    <office:text>
      <text:p text:style-name="P1"><text:span text:style-name="T1_1">0100</text:span><text:span text:style-name="T1_2">ish</text:span><text:span text:style-name="T1_3"><text:s/>-<text:s/></text:span><text:span text:style-name="T1_4">started</text:span><text:span text:style-name="T1_5"><text:s/></text:span><text:span text:style-name="T1_6">by</text:span><text:span text:style-name="T1_7"><text:s/></text:span><text:span text:style-name="T1_8">Rodi</text:span><text:span text:style-name="T1_9"><text:s/></text:span><text:span text:style-name="T1_10">before</text:span><text:span text:style-name="T1_11"><text:s/></text:span><text:span text:style-name="T1_12">he</text:span><text:span text:style-name="T1_13"><text:s/></text:span><text:span text:style-name="T1_14">abandoned</text:span><text:span text:style-name="T1_15"><text:s/></text:span><text:span text:style-name="T1_16">it</text:span><text:span text:style-name="T1_17"><text:s/></text:span><text:span text:style-name="T1_18">for</text:span><text:span text:style-name="T1_19"><text:s/></text:span><text:span text:style-name="T1_20">bed</text:span></text:p>
      <text:p text:style-name="P2"><text:span text:style-name="T2_1">0615</text:span><text:span text:style-name="T2_2">ish</text:span><text:span text:style-name="T2_3"><text:s/>-<text:s/></text:span><text:span text:style-name="T2_4">reopened</text:span><text:span text:style-name="T2_5"><text:s/></text:span><text:span text:style-name="T2_6">and</text:span><text:span text:style-name="T2_7"><text:s/></text:span><text:span text:style-name="T2_8">restarted</text:span><text:span text:style-name="T2_9"><text:s/></text:span><text:span text:style-name="T2_10">by</text:span><text:span text:style-name="T2_11"><text:s/></text:span><text:span text:style-name="T2_12">Rodi</text:span></text:p>
      <text:p text:style-name="P3"><text:span text:style-name="T3_1">0704<text:s/>-<text:s/></text:span><text:span text:style-name="T3_2">LeFebvre</text:span><text:span text:style-name="T3_3"><text:s/></text:span><text:span text:style-name="T3_4">adds</text:span><text:span text:style-name="T3_5"><text:s/></text:span><text:span text:style-name="T3_6">example</text:span></text:p>
      <text:p text:style-name="P4"><text:span text:style-name="T4_1">1051<text:s/>-</text:span><text:span text:style-name="T4_2">Matt</text:span><text:span text:style-name="T4_3"><text:s/></text:span><text:span text:style-name="T4_4">Russo</text:span><text:span text:style-name="T4_5"><text:s/></text:span><text:span text:style-name="T4_6">added</text:span><text:span text:style-name="T4_7"><text:s/></text:span><text:span text:style-name="T4_8">a</text:span><text:span text:style-name="T4_9"><text:s/></text:span><text:span text:style-name="T4_10">diagram</text:span></text:p>
      <text:p text:style-name="P5"><text:span text:style-name="T5_1">1954-<text:s/></text:span><text:span text:style-name="T5_2">proof</text:span><text:span text:style-name="T5_3">/<text:s/></text:span><text:span text:style-name="T5_4">edit</text:span><text:span text:style-name="T5_5">-<text:s/></text:span><text:span text:style-name="T5_6">Kellerm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